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polyline draw:style-name="gr1" draw:text-style-name="P1" draw:layer="layout" svg:width="5.388cm" svg:height="6.173cm" draw:transform="rotate (-1.13411494794592) translate (8.99458568475617cm 1.18882394553196cm)" svg:viewBox="0 0 5389 6174" draw:points="0,6174 3311,6174 2344,3516 5389,3613 3323,0 2610,109">
          <text:p/>
        </draw:polyline>
        <draw:polygon draw:style-name="gr2" draw:text-style-name="P2" draw:layer="layout" svg:width="5.599cm" svg:height="4.199cm" svg:x="17cm" svg:y="3cm" svg:viewBox="0 0 5600 4200" draw:points="0,2000 600,0 5600,2200 2800,4200 2000,3000">
          <text:p/>
        </draw:polygon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9T10:47:19.848000000</meta:creation-date>
    <dc:date>2016-11-19T10:48:56.772000000</dc:date>
    <meta:editing-duration>PT1M38S</meta:editing-duration>
    <meta:editing-cycles>1</meta:editing-cycles>
    <meta:document-statistic meta:object-count="25"/>
    <meta:generator>LibreOfficeDev/5.3.0.0.alpha1$Windows_X86_64 LibreOffice_project/18629fbb919608b4c1085e99631d5be83cf23e57</meta:generator>
  </office:meta>
</office:document-meta>
</file>